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6.891cm" table:align="left"/>
    </style:style>
    <style:style style:name="Tabela1.A" style:family="table-column">
      <style:table-column-properties style:column-width="8.192cm"/>
    </style:style>
    <style:style style:name="Tabela1.B" style:family="table-column">
      <style:table-column-properties style:column-width="8.7cm"/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000000"/>
    </style:style>
    <style:style style:name="P1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232ba6" officeooo:paragraph-rsid="00232ba6" style:font-weight-asian="normal" style:font-weight-complex="normal"/>
    </style:style>
    <style:style style:name="P3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4" style:family="paragraph" style:parent-style-name="Standard">
      <style:text-properties style:font-name="Arial" officeooo:rsid="00264009" officeooo:paragraph-rsid="00264009"/>
    </style:style>
    <style:style style:name="P5" style:family="paragraph" style:parent-style-name="Standard">
      <style:text-properties officeooo:paragraph-rsid="001dcdd8"/>
    </style:style>
    <style:style style:name="P6" style:family="paragraph" style:parent-style-name="Standard">
      <style:text-properties officeooo:paragraph-rsid="00004a42"/>
    </style:style>
    <style:style style:name="P7" style:family="paragraph" style:parent-style-name="Standard">
      <style:text-properties style:font-name="Arial" fo:font-weight="normal" officeooo:rsid="001ab22b" officeooo:paragraph-rsid="00232ba6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64009" officeooo:paragraph-rsid="00264009" style:font-weight-asian="normal" style:font-weight-complex="normal"/>
    </style:style>
    <style:style style:name="P9" style:family="paragraph" style:parent-style-name="Standard" style:list-style-name="L1">
      <style:text-properties style:font-name="Arial" fo:font-weight="normal" officeooo:rsid="00264009" officeooo:paragraph-rsid="00264009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32ba6" officeooo:paragraph-rsid="00232ba6" style:font-weight-asian="normal" style:font-weight-complex="normal"/>
    </style:style>
    <style:style style:name="P11" style:family="paragraph" style:parent-style-name="Standard" style:list-style-name="L1">
      <style:text-properties style:font-name="Arial" fo:font-weight="normal" officeooo:rsid="002835ee" officeooo:paragraph-rsid="002835ee" style:font-weight-asian="normal" style:font-weight-complex="normal"/>
    </style:style>
    <style:style style:name="P12" style:family="paragraph" style:parent-style-name="Standard" style:list-style-name="L1">
      <style:text-properties style:font-name="Arial" fo:font-weight="normal" officeooo:rsid="00295a63" officeooo:paragraph-rsid="00295a63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25188" officeooo:paragraph-rsid="001dcdd8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2aba02" officeooo:paragraph-rsid="002aba02" style:font-weight-asian="normal" style:font-weight-complex="normal"/>
    </style:style>
    <style:style style:name="P15" style:family="paragraph" style:parent-style-name="Table_20_Contents">
      <style:text-properties style:text-line-through-style="none" style:text-line-through-type="none" style:text-underline-style="none" style:text-blink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2835ee" style:font-weight-asian="normal" style:font-weight-complex="normal"/>
    </style:style>
    <style:style style:name="T4" style:family="text">
      <style:text-properties style:font-name="Arial" fo:font-weight="bold" officeooo:rsid="00025188" style:font-weight-asian="bold" style:font-weight-complex="bold"/>
    </style:style>
    <style:style style:name="T5" style:family="text">
      <style:text-properties style:font-name="Arial" fo:font-weight="bold" officeooo:rsid="00004a42" style:font-weight-asian="bold" style:font-weight-complex="bold"/>
    </style:style>
    <style:style style:name="T6" style:family="text">
      <style:text-properties style:font-name="Arial" fo:font-weight="bold" officeooo:rsid="002835ee" style:font-weight-asian="bold" style:font-weight-complex="bold"/>
    </style:style>
    <style:style style:name="T7" style:family="text">
      <style:text-properties style:font-name="Arial" fo:font-weight="normal" officeooo:rsid="00059e81" style:font-weight-asian="normal" style:font-weight-complex="normal"/>
    </style:style>
    <style:style style:name="T8" style:family="text">
      <style:text-properties style:font-name="Arial" fo:font-weight="normal" officeooo:rsid="0008d0bb" style:font-weight-asian="normal" style:font-weight-complex="normal"/>
    </style:style>
    <style:style style:name="T9" style:family="text">
      <style:text-properties style:font-name="Arial" fo:font-weight="normal" officeooo:rsid="00095e30" style:font-weight-asian="normal" style:font-weight-complex="normal"/>
    </style:style>
    <style:style style:name="T10" style:family="text">
      <style:text-properties style:font-name="Arial" fo:font-weight="normal" officeooo:rsid="00025188" style:font-weight-asian="normal" style:font-weight-complex="normal"/>
    </style:style>
    <style:style style:name="T11" style:family="text">
      <style:text-properties style:font-name="Arial" fo:font-weight="normal" officeooo:rsid="00264009" style:font-weight-asian="normal" style:font-weight-complex="normal"/>
    </style:style>
    <style:style style:name="T12" style:family="text">
      <style:text-properties style:font-name="Arial" fo:font-weight="normal" officeooo:rsid="00295a63" style:font-weight-asian="normal" style:font-weight-complex="normal"/>
    </style:style>
    <style:style style:name="T13" style:family="text">
      <style:text-properties style:font-name="Arial" fo:font-weight="normal" officeooo:rsid="002aba02" style:font-weight-asian="normal" style:font-weight-complex="normal"/>
    </style:style>
    <style:style style:name="T14" style:family="text">
      <style:text-properties officeooo:rsid="0026400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95a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ATIVIDADE LABORATÓRIO </text:span><text:span text:style-name="T6">7</text:span><text:span text:style-name="T5"> – PIDM</text:span></text:p>
      <text:p text:style-name="P3"/>
      <text:p text:style-name="P2">Seja a atividade <text:span text:style-name="T14">Firebase-Firestore</text:span>, implementada nas aulas:</text:p>
      <text:p text:style-name="P2"/>
      <text:p text:style-name="P2">https://github.com/jeffersoncarvalho/pidm-2020_2/tree/master/IMPL/AULA/firebase_firestore_aula</text:p>
      <text:p text:style-name="P2"/>
      <table:table table:name="Tabela1" table:style-name="Tabela1">
        <table:table-column table:style-name="Tabela1.A"/>
        <table:table-column table:style-name="Tabela1.B"/>
        <table:table-row table:style-name="TableLine2910461386192">
          <table:table-cell table:style-name="Tabela1.A1" office:value-type="string">
            <text:p text:style-name="Table_20_Contents">Aula 20 - CRUD básico Firebase-Firestore + Navegação</text:p>
          </table:table-cell>
          <table:table-cell table:style-name="Tabela1.A1" office:value-type="string">
            <text:p text:style-name="P15">https://youtu.be/78hp_PuY-p8</text:p>
          </table:table-cell>
        </table:table-row>
      </table:table>
      <text:p text:style-name="P2"/>
      <text:p text:style-name="P7"/>
      <text:p text:style-name="P4"><text:span text:style-name="T2">V</text:span><text:span text:style-name="T1">ocê deve faze</text:span><text:span text:style-name="T3">r</text:span><text:span text:style-name="T1">:</text:span></text:p>
      <text:p text:style-name="P8"/>
      <text:list xml:id="list2781977196" text:style-name="L1">
        <text:list-item>
          <text:p text:style-name="P11">Ao clicar em <text:span text:style-name="T15">Edit:</text:span></text:p>
          <text:list>
            <text:list-item>
              <text:p text:style-name="P11">Abrir a tela de edição já com os dados preenchidos (implementado).</text:p>
            </text:list-item>
            <text:list-item>
              <text:p text:style-name="P11">Ao clicar em <text:span text:style-name="T15">Update</text:span>, na tela de edição, submeter o novo valor para o Firestore e depois redirecionar para a tela de listagem de usuários.</text:p>
            </text:list-item>
          </text:list>
        </text:list-item>
        <text:list-item>
          <text:p text:style-name="P11">Ao clicar em <text:span text:style-name="T15">Add:</text:span></text:p>
          <text:list>
            <text:list-item>
              <text:p text:style-name="P11">Abrir a tela de adição de usuário em branco (implementado).</text:p>
            </text:list-item>
            <text:list-item>
              <text:p text:style-name="P11">Ao clicar em Add, na tela de adição do usuário, submeter o novo usuário ao Firestore e redirecionar a aplicação para a listagem de usuários.</text:p>
            </text:list-item>
          </text:list>
        </text:list-item>
        <text:list-item>
          <text:p text:style-name="P12">Ao clicar em <text:span text:style-name="T15">Delete:</text:span></text:p>
          <text:list>
            <text:list-item>
              <text:p text:style-name="P12">Perguntar se o usuário tem certeza</text:p>
            </text:list-item>
            <text:list-item>
              <text:p text:style-name="P12">Se sim, apagar o usuário e redirecionar para a tela de listagem.</text:p>
            </text:list-item>
          </text:list>
        </text:list-item>
      </text:list>
      <text:p text:style-name="P1"/>
      <text:p text:style-name="P1"/>
      <text:p text:style-name="P5"><text:span text:style-name="T10"><text:s/></text:span><text:span text:style-name="T4">ATENÇÃO: </text:span><text:span text:style-name="T7">Crie um projeto no GITHUB com o seu trabalho. Copie e cole o link do GITHUB em um arquivo TXT e submeta ao SIPPA (A0</text:span><text:span text:style-name="T13">7</text:span><text:span text:style-name="T7"> em avaliações) até o dia </text:span><text:span text:style-name="T12">04</text:span><text:span text:style-name="T8">/0</text:span><text:span text:style-name="T12">4</text:span><text:span text:style-name="T8">/202</text:span><text:span text:style-name="T9">1</text:span><text:span text:style-name="T7">. Ao usar o GITHUB, submeta o seu trabalho usando os comandos commit e push da ferramenta GIT. </text:span></text:p>
      <text:p text:style-name="P13"/>
      <text:p text:style-name="P14">SINTA-SE LIVRE PARA REUSAR O MESMO PROJETO DA A06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de Carvalho Silva</meta:initial-creator>
    <meta:creation-date>2019-08-13T08:03:59.628459678</meta:creation-date>
    <dc:date>2021-03-13T14:16:02.422000000</dc:date>
    <meta:editing-duration>PT5H7M23S</meta:editing-duration>
    <meta:editing-cycles>3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17" meta:word-count="192" meta:character-count="1161" meta:non-whitespace-character-count="992"/>
  </office:meta>
</office:document-meta>
</file>